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 Narrow" svg:font-family="'Arial Narrow'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9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background-color="#e6e6e6"/>
      <style:text-properties style:font-name="Times New Roman" fo:font-size="9pt" style:font-size-asian="9pt" style:font-size-complex="9pt"/>
    </style:style>
    <style:style style:name="ce5" style:family="table-cell" style:parent-style-name="Default">
      <style:text-properties style:font-name="Times New Roman"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 table:structure-protected="true" table:protection-key="IHGpyNNOOR7kPWHsaLeTZfgRUV4=" table:protection-key-digest-algorithm="http://www.w3.org/2000/09/xmldsig#sha1">
      <table:table table:name="03_1_uhm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51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FILLER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LENGTH</text:p>
          </table:table-cell>
          <table:table-cell table:style-name="ce2" table:number-columns-repeated="241"/>
          <table:table-cell table:style-name="ce4" table:number-columns-repeated="3"/>
          <table:table-cell table:style-name="ce5"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14">
            <text:p>10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88">
            <text:p>11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89">
            <text:p>8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265">
            <text:p>2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65">
            <text:p>4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78">
            <text:p>12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71">
            <text:p>6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79">
            <text:p>10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43">
            <text:p>6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65">
            <text:p>11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86">
            <text:p>5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45">
            <text:p>14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34">
            <text:p>13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68">
            <text:p>8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08">
            <text:p>4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22">
            <text:p>5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42">
            <text:p>8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33">
            <text:p>12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39">
            <text:p>15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33">
            <text:p>5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21">
            <text:p>9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97">
            <text:p>7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63">
            <text:p>3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16">
            <text:p>51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54">
            <text:p>13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13">
            <text:p>7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74">
            <text:p>6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40">
            <text:p>4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07">
            <text:p>13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59">
            <text:p>15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46">
            <text:p>44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86">
            <text:p>11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83">
            <text:p>8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54">
            <text:p>8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99">
            <text:p>7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69">
            <text:p>14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81">
            <text:p>10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86">
            <text:p>7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50">
            <text:p>5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6">
            <text:p>15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12">
            <text:p>10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01">
            <text:p>12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11">
            <text:p>12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11">
            <text:p>11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63">
            <text:p>13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49">
            <text:p>8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03">
            <text:p>7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98">
            <text:p>2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20">
            <text:p>8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72">
            <text:p>8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39">
            <text:p>6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35">
            <text:p>14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82">
            <text:p>11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96">
            <text:p>10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90">
            <text:p>13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66">
            <text:p>4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30">
            <text:p>11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71">
            <text:p>6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47">
            <text:p>3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7">
            <text:p>11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36">
            <text:p>11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89">
            <text:p>3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40">
            <text:p>13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69">
            <text:p>9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24">
            <text:p>8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45">
            <text:p>6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63">
            <text:p>6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71">
            <text:p>4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65">
            <text:p>4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89">
            <text:p>4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91">
            <text:p>89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98">
            <text:p>14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26">
            <text:p>14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88">
            <text:p>11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69">
            <text:p>3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60">
            <text:p>5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43">
            <text:p>10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27">
            <text:p>8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64">
            <text:p>14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60">
            <text:p>13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50">
            <text:p>10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36">
            <text:p>9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13">
            <text:p>3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67">
            <text:p>4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33">
            <text:p>7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68">
            <text:p>8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59">
            <text:p>11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40">
            <text:p>5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73">
            <text:p>6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06">
            <text:p>9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44">
            <text:p>4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97">
            <text:p>7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25">
            <text:p>4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31">
            <text:p>6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24">
            <text:p>13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57">
            <text:p>2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26">
            <text:p>11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82">
            <text:p>13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58">
            <text:p>10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81">
            <text:p>12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31">
            <text:p>4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86">
            <text:p>6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36">
            <text:p>11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03">
            <text:p>3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94">
            <text:p>15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88">
            <text:p>9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17">
            <text:p>15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63">
            <text:p>5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99">
            <text:p>10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08">
            <text:p>3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55">
            <text:p>4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94">
            <text:p>12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00">
            <text:p>10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63">
            <text:p>6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85">
            <text:p>4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02">
            <text:p>90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02">
            <text:p>90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19">
            <text:p>5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98">
            <text:p>14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97">
            <text:p>9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97">
            <text:p>8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72">
            <text:p>3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93">
            <text:p>39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38">
            <text:p>15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42">
            <text:p>14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23">
            <text:p>122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23">
            <text:p>122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64">
            <text:p>9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31">
            <text:p>4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20">
            <text:p>7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52">
            <text:p>12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29">
            <text:p>10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71">
            <text:p>4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35">
            <text:p>5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45">
            <text:p>14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03">
            <text:p>5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29">
            <text:p>9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47">
            <text:p>13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00">
            <text:p>14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14">
            <text:p>4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90">
            <text:p>12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62">
            <text:p>3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62">
            <text:p>15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42">
            <text:p>9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90">
            <text:p>11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7">
            <text:p>15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20">
            <text:p>11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81">
            <text:p>4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97">
            <text:p>6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62">
            <text:p>6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99">
            <text:p>8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94">
            <text:p>12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65">
            <text:p>10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60">
            <text:p>2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13">
            <text:p>10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19">
            <text:p>12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31">
            <text:p>14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12">
            <text:p>13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28">
            <text:p>122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04">
            <text:p>15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41">
            <text:p>11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53">
            <text:p>12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55">
            <text:p>5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71">
            <text:p>7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59">
            <text:p>4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57">
            <text:p>7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45">
            <text:p>13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52">
            <text:p>11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50">
            <text:p>12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97">
            <text:p>11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61">
            <text:p>8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29">
            <text:p>6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99">
            <text:p>3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18">
            <text:p>9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83">
            <text:p>12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41">
            <text:p>3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96">
            <text:p>4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88">
            <text:p>4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72">
            <text:p>8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72">
            <text:p>8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55">
            <text:p>8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74">
            <text:p>7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75">
            <text:p>127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36">
            <text:p>14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99">
            <text:p>14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94">
            <text:p>12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64">
            <text:p>4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294">
            <text:p>2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19">
            <text:p>7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58">
            <text:p>2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97">
            <text:p>8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36">
            <text:p>8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06">
            <text:p>13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58">
            <text:p>10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22">
            <text:p>10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36">
            <text:p>14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45">
            <text:p>6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33">
            <text:p>9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80">
            <text:p>10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81">
            <text:p>13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57">
            <text:p>3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81">
            <text:p>7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600">
            <text:p>16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295">
            <text:p>29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64">
            <text:p>7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85">
            <text:p>8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27">
            <text:p>14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50">
            <text:p>15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93">
            <text:p>79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42">
            <text:p>11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14">
            <text:p>9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44">
            <text:p>11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40">
            <text:p>5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01">
            <text:p>12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27">
            <text:p>6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73">
            <text:p>8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35">
            <text:p>10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00">
            <text:p>10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41">
            <text:p>4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62">
            <text:p>13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33">
            <text:p>3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07">
            <text:p>5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73">
            <text:p>11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85">
            <text:p>13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49">
            <text:p>4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96">
            <text:p>6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25">
            <text:p>11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12">
            <text:p>3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55">
            <text:p>8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62">
            <text:p>2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14">
            <text:p>14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98">
            <text:p>11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82">
            <text:p>8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35">
            <text:p>7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89">
            <text:p>8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22">
            <text:p>5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53">
            <text:p>2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39">
            <text:p>23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04">
            <text:p>10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82">
            <text:p>12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85">
            <text:p>12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74">
            <text:p>11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71">
            <text:p>6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72">
            <text:p>6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58">
            <text:p>3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09">
            <text:p>12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24">
            <text:p>13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22">
            <text:p>13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268">
            <text:p>2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30">
            <text:p>6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67">
            <text:p>8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94">
            <text:p>3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18">
            <text:p>13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51">
            <text:p>105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21">
            <text:p>12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40">
            <text:p>15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27">
            <text:p>6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66">
            <text:p>3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13">
            <text:p>5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72">
            <text:p>4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25">
            <text:p>5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69">
            <text:p>5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32">
            <text:p>5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84">
            <text:p>2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10">
            <text:p>31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39">
            <text:p>3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35">
            <text:p>13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05">
            <text:p>10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97">
            <text:p>12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91">
            <text:p>29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90">
            <text:p>15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92">
            <text:p>3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48">
            <text:p>12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43">
            <text:p>9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32">
            <text:p>14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76">
            <text:p>3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39">
            <text:p>15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04">
            <text:p>3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18">
            <text:p>11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70">
            <text:p>4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65">
            <text:p>7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53">
            <text:p>10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76">
            <text:p>5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31">
            <text:p>6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39">
            <text:p>15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88">
            <text:p>15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287">
            <text:p>2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77">
            <text:p>9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62">
            <text:p>8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01">
            <text:p>15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66">
            <text:p>11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09">
            <text:p>15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47">
            <text:p>3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60">
            <text:p>4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27">
            <text:p>6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20">
            <text:p>11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04">
            <text:p>6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99">
            <text:p>15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98">
            <text:p>6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18">
            <text:p>6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3">
            <text:p>30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14">
            <text:p>8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4">
            <text:p>3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31">
            <text:p>5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5">
            <text:p>30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15">
            <text:p>6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6">
            <text:p>30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0">
            <text:p>15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83">
            <text:p>7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04">
            <text:p>3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09">
            <text:p>30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54">
            <text:p>7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0">
            <text:p>31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97">
            <text:p>4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1">
            <text:p>3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74">
            <text:p>15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67">
            <text:p>8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3">
            <text:p>31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18">
            <text:p>6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4">
            <text:p>31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06">
            <text:p>3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5">
            <text:p>3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36">
            <text:p>12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6">
            <text:p>31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86">
            <text:p>5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7">
            <text:p>3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19">
            <text:p>12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96">
            <text:p>7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19">
            <text:p>31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47">
            <text:p>3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28">
            <text:p>72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1">
            <text:p>32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52">
            <text:p>12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2">
            <text:p>32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21">
            <text:p>4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3">
            <text:p>32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54">
            <text:p>3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4">
            <text:p>32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58">
            <text:p>4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464">
            <text:p>14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6">
            <text:p>32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30">
            <text:p>15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360">
            <text:p>13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95">
            <text:p>29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29">
            <text:p>32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18">
            <text:p>12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73">
            <text:p>12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29">
            <text:p>12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63">
            <text:p>15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87">
            <text:p>2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4">
            <text:p>3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50">
            <text:p>5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11">
            <text:p>13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87">
            <text:p>8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04">
            <text:p>7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79">
            <text:p>6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09">
            <text:p>4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25">
            <text:p>10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26">
            <text:p>14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17">
            <text:p>13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3">
            <text:p>34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77">
            <text:p>11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16">
            <text:p>61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04">
            <text:p>9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59">
            <text:p>3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41">
            <text:p>11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60">
            <text:p>3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29">
            <text:p>3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58">
            <text:p>12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22">
            <text:p>6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45">
            <text:p>3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07">
            <text:p>10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68">
            <text:p>14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08">
            <text:p>11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82">
            <text:p>3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17">
            <text:p>8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24">
            <text:p>12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85">
            <text:p>6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35">
            <text:p>10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1">
            <text:p>36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53">
            <text:p>7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66">
            <text:p>9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3">
            <text:p>36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06">
            <text:p>6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4">
            <text:p>36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87">
            <text:p>9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5">
            <text:p>3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37">
            <text:p>83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6">
            <text:p>36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38">
            <text:p>9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7">
            <text:p>3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33">
            <text:p>12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8">
            <text:p>3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83">
            <text:p>5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69">
            <text:p>36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62">
            <text:p>4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0">
            <text:p>37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02">
            <text:p>100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32">
            <text:p>14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48">
            <text:p>4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3">
            <text:p>37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58">
            <text:p>13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88">
            <text:p>6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5">
            <text:p>3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79">
            <text:p>12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61">
            <text:p>9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7">
            <text:p>37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29">
            <text:p>12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8">
            <text:p>37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67">
            <text:p>15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79">
            <text:p>37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45">
            <text:p>9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1">
            <text:p>38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68">
            <text:p>5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2">
            <text:p>38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65">
            <text:p>11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3">
            <text:p>38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25">
            <text:p>8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343">
            <text:p>13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5">
            <text:p>38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36">
            <text:p>12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6">
            <text:p>38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59">
            <text:p>7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7">
            <text:p>38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78">
            <text:p>13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8">
            <text:p>38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42">
            <text:p>14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89">
            <text:p>38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05">
            <text:p>4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0">
            <text:p>39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439">
            <text:p>14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1">
            <text:p>39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4">
            <text:p>15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6">
            <text:p>15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3">
            <text:p>3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33">
            <text:p>3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4">
            <text:p>39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84">
            <text:p>12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5">
            <text:p>39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24">
            <text:p>12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52">
            <text:p>8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7">
            <text:p>39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90">
            <text:p>10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8">
            <text:p>39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87">
            <text:p>4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399">
            <text:p>39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51">
            <text:p>75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97">
            <text:p>7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48">
            <text:p>7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99">
            <text:p>15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3">
            <text:p>40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52">
            <text:p>14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07">
            <text:p>7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5">
            <text:p>40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45">
            <text:p>12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13">
            <text:p>9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7">
            <text:p>40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09">
            <text:p>7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8">
            <text:p>40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47">
            <text:p>3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09">
            <text:p>40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96">
            <text:p>11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05">
            <text:p>14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1">
            <text:p>41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60">
            <text:p>5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2">
            <text:p>41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57">
            <text:p>5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3">
            <text:p>41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69">
            <text:p>8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4">
            <text:p>41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52">
            <text:p>13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5">
            <text:p>4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85">
            <text:p>14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6">
            <text:p>41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20">
            <text:p>11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7">
            <text:p>4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23">
            <text:p>62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8">
            <text:p>4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27">
            <text:p>12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19">
            <text:p>41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13">
            <text:p>8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0">
            <text:p>42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79">
            <text:p>9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1">
            <text:p>42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38">
            <text:p>4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2">
            <text:p>42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30">
            <text:p>5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3">
            <text:p>4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37">
            <text:p>103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4">
            <text:p>42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60">
            <text:p>11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5">
            <text:p>4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66">
            <text:p>7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6">
            <text:p>42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98">
            <text:p>14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7">
            <text:p>42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59">
            <text:p>15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8">
            <text:p>42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62">
            <text:p>6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29">
            <text:p>42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21">
            <text:p>15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0">
            <text:p>4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15">
            <text:p>8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1">
            <text:p>43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54">
            <text:p>7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2">
            <text:p>4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53">
            <text:p>5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3">
            <text:p>43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76">
            <text:p>7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4">
            <text:p>4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19">
            <text:p>11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5">
            <text:p>43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15">
            <text:p>8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6">
            <text:p>43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05">
            <text:p>11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7">
            <text:p>4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13">
            <text:p>8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8">
            <text:p>43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55">
            <text:p>4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39">
            <text:p>43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67">
            <text:p>3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0">
            <text:p>44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68">
            <text:p>4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1">
            <text:p>44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463">
            <text:p>14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2">
            <text:p>44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35">
            <text:p>9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3">
            <text:p>44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81">
            <text:p>10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4">
            <text:p>44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39">
            <text:p>13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5">
            <text:p>4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45">
            <text:p>5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6">
            <text:p>44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18">
            <text:p>15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7">
            <text:p>44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47">
            <text:p>11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8">
            <text:p>4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26">
            <text:p>3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49">
            <text:p>44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60">
            <text:p>2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0">
            <text:p>45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86">
            <text:p>12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1">
            <text:p>45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54">
            <text:p>4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2">
            <text:p>45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59">
            <text:p>2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3">
            <text:p>45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07">
            <text:p>15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4">
            <text:p>45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9">
            <text:p>11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5">
            <text:p>4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59">
            <text:p>11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6">
            <text:p>45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30">
            <text:p>12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7">
            <text:p>45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11">
            <text:p>12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8">
            <text:p>45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11">
            <text:p>4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59">
            <text:p>45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79">
            <text:p>14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0">
            <text:p>46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46">
            <text:p>114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1">
            <text:p>46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81">
            <text:p>2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2">
            <text:p>46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49">
            <text:p>10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3">
            <text:p>46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96">
            <text:p>14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4">
            <text:p>46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75">
            <text:p>77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5">
            <text:p>4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12">
            <text:p>8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6">
            <text:p>46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45">
            <text:p>4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7">
            <text:p>4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58">
            <text:p>12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8">
            <text:p>4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19">
            <text:p>8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69">
            <text:p>46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15">
            <text:p>15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0">
            <text:p>47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88">
            <text:p>6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1">
            <text:p>47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17">
            <text:p>5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2">
            <text:p>47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64">
            <text:p>8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3">
            <text:p>47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42">
            <text:p>10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4">
            <text:p>4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58">
            <text:p>75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5">
            <text:p>47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33">
            <text:p>6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6">
            <text:p>47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53">
            <text:p>12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7">
            <text:p>47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40">
            <text:p>6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8">
            <text:p>4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70">
            <text:p>15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79">
            <text:p>47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25">
            <text:p>4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0">
            <text:p>48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10">
            <text:p>151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1">
            <text:p>48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43">
            <text:p>9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2">
            <text:p>48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588">
            <text:p>15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3">
            <text:p>48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84">
            <text:p>13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4">
            <text:p>48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24">
            <text:p>4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5">
            <text:p>48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6">
            <text:p>48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33">
            <text:p>6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7">
            <text:p>48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87">
            <text:p>4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8">
            <text:p>48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77">
            <text:p>8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89">
            <text:p>48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32">
            <text:p>5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0">
            <text:p>49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17">
            <text:p>4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1">
            <text:p>49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98">
            <text:p>8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2">
            <text:p>49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55">
            <text:p>15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3">
            <text:p>4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07">
            <text:p>13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4">
            <text:p>49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27">
            <text:p>5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5">
            <text:p>49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47">
            <text:p>12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6">
            <text:p>49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84">
            <text:p>15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7">
            <text:p>49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31">
            <text:p>8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8">
            <text:p>49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48">
            <text:p>13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499">
            <text:p>49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51">
            <text:p>25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1">
            <text:p>50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36">
            <text:p>11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2">
            <text:p>50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97">
            <text:p>4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3">
            <text:p>50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93">
            <text:p>79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4">
            <text:p>5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276">
            <text:p>2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5">
            <text:p>50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52">
            <text:p>13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08">
            <text:p>10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7">
            <text:p>50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98">
            <text:p>4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8">
            <text:p>50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40">
            <text:p>8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09">
            <text:p>50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27">
            <text:p>12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0">
            <text:p>51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76">
            <text:p>2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1">
            <text:p>5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50">
            <text:p>6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2">
            <text:p>51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14">
            <text:p>10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3">
            <text:p>51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69">
            <text:p>4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4">
            <text:p>51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70">
            <text:p>9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5">
            <text:p>51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77">
            <text:p>6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6">
            <text:p>51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34">
            <text:p>11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7">
            <text:p>51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56">
            <text:p>155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8">
            <text:p>5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64">
            <text:p>7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19">
            <text:p>51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38">
            <text:p>10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0">
            <text:p>52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41">
            <text:p>11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1">
            <text:p>5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52">
            <text:p>13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2">
            <text:p>52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45">
            <text:p>7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3">
            <text:p>5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20">
            <text:p>11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4">
            <text:p>52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13">
            <text:p>10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5">
            <text:p>5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08">
            <text:p>8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6">
            <text:p>52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99">
            <text:p>14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7">
            <text:p>52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48">
            <text:p>3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8">
            <text:p>52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49">
            <text:p>9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29">
            <text:p>52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0">
            <text:p>53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82">
            <text:p>10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1">
            <text:p>53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89">
            <text:p>3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2">
            <text:p>5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27">
            <text:p>10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3">
            <text:p>53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39">
            <text:p>5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4">
            <text:p>53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27">
            <text:p>3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5">
            <text:p>53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44">
            <text:p>15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6">
            <text:p>53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92">
            <text:p>6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7">
            <text:p>5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14">
            <text:p>8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8">
            <text:p>53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57">
            <text:p>13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39">
            <text:p>53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54">
            <text:p>6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0">
            <text:p>5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1">
            <text:p>54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07">
            <text:p>14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2">
            <text:p>54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68">
            <text:p>6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3">
            <text:p>54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71">
            <text:p>11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4">
            <text:p>54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36">
            <text:p>11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5">
            <text:p>5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96">
            <text:p>3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6">
            <text:p>54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06">
            <text:p>5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7">
            <text:p>54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50">
            <text:p>8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8">
            <text:p>5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76">
            <text:p>5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49">
            <text:p>54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13">
            <text:p>9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0">
            <text:p>55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12">
            <text:p>7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1">
            <text:p>55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96">
            <text:p>14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2">
            <text:p>55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09">
            <text:p>9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3">
            <text:p>55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92">
            <text:p>5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4">
            <text:p>55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06">
            <text:p>15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5">
            <text:p>5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91">
            <text:p>79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6">
            <text:p>55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19">
            <text:p>12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7">
            <text:p>55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78">
            <text:p>7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8">
            <text:p>55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24">
            <text:p>10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59">
            <text:p>55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07">
            <text:p>12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0">
            <text:p>56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41">
            <text:p>14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1">
            <text:p>56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77">
            <text:p>5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2">
            <text:p>56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88">
            <text:p>4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3">
            <text:p>56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12">
            <text:p>14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4">
            <text:p>56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92">
            <text:p>5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5">
            <text:p>56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69">
            <text:p>9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6">
            <text:p>56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37">
            <text:p>83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7">
            <text:p>5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36">
            <text:p>11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8">
            <text:p>5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98">
            <text:p>5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69">
            <text:p>56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256">
            <text:p>25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0">
            <text:p>57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09">
            <text:p>10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1">
            <text:p>57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7">
            <text:p>111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2">
            <text:p>57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48">
            <text:p>5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3">
            <text:p>57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63">
            <text:p>6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4">
            <text:p>5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86">
            <text:p>5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5">
            <text:p>5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00">
            <text:p>7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6">
            <text:p>57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66">
            <text:p>6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7">
            <text:p>57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32">
            <text:p>6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8">
            <text:p>5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06">
            <text:p>8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79">
            <text:p>57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13">
            <text:p>4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0">
            <text:p>5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61">
            <text:p>8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1">
            <text:p>58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11">
            <text:p>7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2">
            <text:p>58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41">
            <text:p>12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3">
            <text:p>58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60">
            <text:p>12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4">
            <text:p>58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66">
            <text:p>9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5">
            <text:p>58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84">
            <text:p>2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6">
            <text:p>58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7">
            <text:p>58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301">
            <text:p>13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8">
            <text:p>58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45">
            <text:p>10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89">
            <text:p>58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88">
            <text:p>8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0">
            <text:p>59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25">
            <text:p>4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1">
            <text:p>59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45">
            <text:p>15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2">
            <text:p>5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74">
            <text:p>7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3">
            <text:p>5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74">
            <text:p>14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4">
            <text:p>59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95">
            <text:p>129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5">
            <text:p>59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32">
            <text:p>14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6">
            <text:p>59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19">
            <text:p>3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7">
            <text:p>59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49">
            <text:p>13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8">
            <text:p>59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44">
            <text:p>15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599">
            <text:p>59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54">
            <text:p>13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81">
            <text:p>3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1">
            <text:p>60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60">
            <text:p>15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2">
            <text:p>60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08">
            <text:p>14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3">
            <text:p>60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95">
            <text:p>59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4">
            <text:p>60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14">
            <text:p>11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5">
            <text:p>60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57">
            <text:p>15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6">
            <text:p>60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82">
            <text:p>7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7">
            <text:p>60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72">
            <text:p>13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8">
            <text:p>60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297">
            <text:p>2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09">
            <text:p>60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91">
            <text:p>79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0">
            <text:p>61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64">
            <text:p>6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1">
            <text:p>61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18">
            <text:p>6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2">
            <text:p>61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71">
            <text:p>12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3">
            <text:p>61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38">
            <text:p>7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4">
            <text:p>61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22">
            <text:p>6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5">
            <text:p>6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447">
            <text:p>4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6">
            <text:p>61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99">
            <text:p>12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7">
            <text:p>6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12">
            <text:p>8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8">
            <text:p>6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5">
            <text:p>11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19">
            <text:p>61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78">
            <text:p>13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0">
            <text:p>62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86">
            <text:p>5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1">
            <text:p>6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92">
            <text:p>11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2">
            <text:p>62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35">
            <text:p>12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3">
            <text:p>6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52">
            <text:p>115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4">
            <text:p>62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66">
            <text:p>12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5">
            <text:p>6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40">
            <text:p>6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6">
            <text:p>62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15">
            <text:p>7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7">
            <text:p>62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47">
            <text:p>10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8">
            <text:p>62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54">
            <text:p>14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29">
            <text:p>62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80">
            <text:p>9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0">
            <text:p>6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25">
            <text:p>8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1">
            <text:p>63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49">
            <text:p>6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2">
            <text:p>6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74">
            <text:p>9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3">
            <text:p>63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11">
            <text:p>9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4">
            <text:p>6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33">
            <text:p>8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5">
            <text:p>6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43">
            <text:p>5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6">
            <text:p>63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89">
            <text:p>8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7">
            <text:p>63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80">
            <text:p>2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8">
            <text:p>63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69">
            <text:p>8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39">
            <text:p>63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34">
            <text:p>6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0">
            <text:p>6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69">
            <text:p>12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1">
            <text:p>64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42">
            <text:p>15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2">
            <text:p>64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2">
            <text:p>11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3">
            <text:p>64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08">
            <text:p>14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4">
            <text:p>64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62">
            <text:p>9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5">
            <text:p>6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61">
            <text:p>11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6">
            <text:p>64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92">
            <text:p>13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7">
            <text:p>64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45">
            <text:p>12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8">
            <text:p>6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88">
            <text:p>10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49">
            <text:p>64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12">
            <text:p>9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0">
            <text:p>65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70">
            <text:p>5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1">
            <text:p>65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47">
            <text:p>11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62">
            <text:p>11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3">
            <text:p>65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69">
            <text:p>7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45">
            <text:p>11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5">
            <text:p>6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38">
            <text:p>5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78">
            <text:p>3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7">
            <text:p>65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21">
            <text:p>6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98">
            <text:p>8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59">
            <text:p>65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97">
            <text:p>8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63">
            <text:p>10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1">
            <text:p>66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97">
            <text:p>8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22">
            <text:p>13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3">
            <text:p>66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89">
            <text:p>8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59">
            <text:p>115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50">
            <text:p>9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48">
            <text:p>114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03">
            <text:p>11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28">
            <text:p>112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69">
            <text:p>66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06">
            <text:p>15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69">
            <text:p>6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1">
            <text:p>67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03">
            <text:p>7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18">
            <text:p>13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56">
            <text:p>55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67">
            <text:p>13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5">
            <text:p>67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418">
            <text:p>14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6">
            <text:p>67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14">
            <text:p>3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7">
            <text:p>67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77">
            <text:p>11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8">
            <text:p>67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94">
            <text:p>8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79">
            <text:p>67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53">
            <text:p>11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0">
            <text:p>6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16">
            <text:p>141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1">
            <text:p>68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80">
            <text:p>3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2">
            <text:p>68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23">
            <text:p>32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3">
            <text:p>68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72">
            <text:p>7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4">
            <text:p>68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63">
            <text:p>12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31">
            <text:p>4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60">
            <text:p>7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7">
            <text:p>68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28">
            <text:p>92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8">
            <text:p>68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526">
            <text:p>15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89">
            <text:p>68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69">
            <text:p>9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0">
            <text:p>69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29">
            <text:p>8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1">
            <text:p>69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14">
            <text:p>3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2">
            <text:p>6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89">
            <text:p>14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3">
            <text:p>69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60">
            <text:p>11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4">
            <text:p>69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83">
            <text:p>4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5">
            <text:p>69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11">
            <text:p>6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6">
            <text:p>69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66">
            <text:p>2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7">
            <text:p>69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24">
            <text:p>13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8">
            <text:p>69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54">
            <text:p>10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699">
            <text:p>69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1">
            <text:p>11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61">
            <text:p>2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1">
            <text:p>70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31">
            <text:p>8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569">
            <text:p>15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64">
            <text:p>4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32">
            <text:p>14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5">
            <text:p>70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15">
            <text:p>6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33">
            <text:p>15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7">
            <text:p>70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76">
            <text:p>6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8">
            <text:p>70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33">
            <text:p>9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364">
            <text:p>3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0">
            <text:p>71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34">
            <text:p>7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1">
            <text:p>7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91">
            <text:p>109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13">
            <text:p>12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13">
            <text:p>14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4">
            <text:p>71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68">
            <text:p>8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61">
            <text:p>4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6">
            <text:p>71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06">
            <text:p>6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7">
            <text:p>7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370">
            <text:p>13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8">
            <text:p>71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95">
            <text:p>89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19">
            <text:p>71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64">
            <text:p>15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67">
            <text:p>5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1">
            <text:p>72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38">
            <text:p>9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79">
            <text:p>3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3">
            <text:p>7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73">
            <text:p>13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96">
            <text:p>8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63">
            <text:p>8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6">
            <text:p>72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74">
            <text:p>13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7">
            <text:p>72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16">
            <text:p>41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8">
            <text:p>72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75">
            <text:p>87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29">
            <text:p>72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83">
            <text:p>13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0">
            <text:p>73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86">
            <text:p>14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1">
            <text:p>73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97">
            <text:p>7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39">
            <text:p>6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3">
            <text:p>73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90">
            <text:p>9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12">
            <text:p>11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5">
            <text:p>7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67">
            <text:p>8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6">
            <text:p>73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44">
            <text:p>4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7">
            <text:p>73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01">
            <text:p>15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8">
            <text:p>73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47">
            <text:p>12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39">
            <text:p>73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0">
            <text:p>7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94">
            <text:p>15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1">
            <text:p>74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79">
            <text:p>13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2">
            <text:p>74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82">
            <text:p>13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3">
            <text:p>74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47">
            <text:p>13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4">
            <text:p>74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07">
            <text:p>13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5">
            <text:p>74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13">
            <text:p>5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6">
            <text:p>74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84">
            <text:p>8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7">
            <text:p>74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64">
            <text:p>4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8">
            <text:p>7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80">
            <text:p>14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49">
            <text:p>74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05">
            <text:p>11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0">
            <text:p>75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27">
            <text:p>12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1">
            <text:p>75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54">
            <text:p>10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2">
            <text:p>75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63">
            <text:p>6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3">
            <text:p>75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38">
            <text:p>8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4">
            <text:p>75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05">
            <text:p>3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5">
            <text:p>7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88">
            <text:p>7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6">
            <text:p>75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75">
            <text:p>137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27">
            <text:p>8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8">
            <text:p>75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59">
            <text:p>75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275">
            <text:p>27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0">
            <text:p>76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14">
            <text:p>7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1">
            <text:p>76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531">
            <text:p>153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2">
            <text:p>76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568">
            <text:p>15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3">
            <text:p>76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30">
            <text:p>4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4">
            <text:p>76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39">
            <text:p>4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5">
            <text:p>7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42">
            <text:p>10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6">
            <text:p>76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06">
            <text:p>11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7">
            <text:p>7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80">
            <text:p>8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8">
            <text:p>76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39">
            <text:p>4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49">
            <text:p>134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0">
            <text:p>77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36">
            <text:p>10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1">
            <text:p>77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13">
            <text:p>13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2">
            <text:p>77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46">
            <text:p>94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3">
            <text:p>77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08">
            <text:p>5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12">
            <text:p>8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5">
            <text:p>7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73">
            <text:p>15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6">
            <text:p>77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74">
            <text:p>3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7">
            <text:p>77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40">
            <text:p>6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8">
            <text:p>7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87">
            <text:p>12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79">
            <text:p>77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072">
            <text:p>10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0">
            <text:p>7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46">
            <text:p>64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1">
            <text:p>78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87">
            <text:p>15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91">
            <text:p>29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3">
            <text:p>78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26">
            <text:p>14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70">
            <text:p>14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5">
            <text:p>78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86">
            <text:p>6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6">
            <text:p>78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01">
            <text:p>9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7">
            <text:p>78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19">
            <text:p>7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36">
            <text:p>8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89">
            <text:p>78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03">
            <text:p>9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0">
            <text:p>79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85">
            <text:p>13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76">
            <text:p>8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57">
            <text:p>7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3">
            <text:p>7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28">
            <text:p>52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4">
            <text:p>79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07">
            <text:p>13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5">
            <text:p>79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23">
            <text:p>32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6">
            <text:p>79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09">
            <text:p>4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7">
            <text:p>79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26">
            <text:p>4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8">
            <text:p>79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69">
            <text:p>8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799">
            <text:p>79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38">
            <text:p>15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50">
            <text:p>13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03">
            <text:p>7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2">
            <text:p>80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61">
            <text:p>96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3">
            <text:p>80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57">
            <text:p>2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4">
            <text:p>8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65">
            <text:p>15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5">
            <text:p>80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67">
            <text:p>11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6">
            <text:p>80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65">
            <text:p>126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7">
            <text:p>80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89">
            <text:p>7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8">
            <text:p>80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40">
            <text:p>3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09">
            <text:p>80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03">
            <text:p>4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0">
            <text:p>81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77">
            <text:p>11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69">
            <text:p>12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2">
            <text:p>81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92">
            <text:p>14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3">
            <text:p>81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94">
            <text:p>10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4">
            <text:p>81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87">
            <text:p>8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5">
            <text:p>8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74">
            <text:p>137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6">
            <text:p>81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93">
            <text:p>49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7">
            <text:p>81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550">
            <text:p>15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8">
            <text:p>81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44">
            <text:p>6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19">
            <text:p>81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67">
            <text:p>6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15">
            <text:p>11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22">
            <text:p>13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34">
            <text:p>9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3">
            <text:p>82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22">
            <text:p>9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180">
            <text:p>11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5">
            <text:p>8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89">
            <text:p>88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6">
            <text:p>82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98">
            <text:p>15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7">
            <text:p>82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832">
            <text:p>83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8">
            <text:p>82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73">
            <text:p>11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29">
            <text:p>82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13">
            <text:p>3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0">
            <text:p>8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78">
            <text:p>12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43">
            <text:p>5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2">
            <text:p>83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54">
            <text:p>9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60">
            <text:p>116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18">
            <text:p>61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34">
            <text:p>3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6">
            <text:p>83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97">
            <text:p>4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7">
            <text:p>83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402">
            <text:p>40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8">
            <text:p>83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41">
            <text:p>11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39">
            <text:p>83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36">
            <text:p>143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0">
            <text:p>8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79">
            <text:p>9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20">
            <text:p>8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2">
            <text:p>84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41">
            <text:p>54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3">
            <text:p>84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30">
            <text:p>143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4">
            <text:p>84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25">
            <text:p>5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5">
            <text:p>8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88">
            <text:p>9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6">
            <text:p>84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22">
            <text:p>6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7">
            <text:p>84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07">
            <text:p>3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8">
            <text:p>84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90">
            <text:p>11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49">
            <text:p>84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03">
            <text:p>15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51">
            <text:p>25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1">
            <text:p>85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5">
            <text:p>152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2">
            <text:p>85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21">
            <text:p>12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3">
            <text:p>85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346">
            <text:p>134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4">
            <text:p>85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67">
            <text:p>3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5">
            <text:p>85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85">
            <text:p>11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6">
            <text:p>85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355">
            <text:p>135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7">
            <text:p>85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84">
            <text:p>7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8">
            <text:p>85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0">
            <text:p>15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59">
            <text:p>85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04">
            <text:p>10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0">
            <text:p>86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526">
            <text:p>5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1">
            <text:p>86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02">
            <text:p>90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2">
            <text:p>86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23">
            <text:p>72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3">
            <text:p>86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66">
            <text:p>3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4">
            <text:p>86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282">
            <text:p>2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5">
            <text:p>8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21">
            <text:p>13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6">
            <text:p>86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90">
            <text:p>4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7">
            <text:p>8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33">
            <text:p>43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8">
            <text:p>8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14">
            <text:p>14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69">
            <text:p>86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39">
            <text:p>103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0">
            <text:p>87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399">
            <text:p>3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66">
            <text:p>12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2">
            <text:p>87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262">
            <text:p>12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3">
            <text:p>87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64">
            <text:p>12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4">
            <text:p>8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253">
            <text:p>2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5">
            <text:p>8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24">
            <text:p>6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6">
            <text:p>87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80">
            <text:p>8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307">
            <text:p>30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8">
            <text:p>87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68">
            <text:p>13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79">
            <text:p>87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57">
            <text:p>105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0">
            <text:p>8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10">
            <text:p>81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1">
            <text:p>88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26">
            <text:p>102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2">
            <text:p>88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322">
            <text:p>13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3">
            <text:p>88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527">
            <text:p>15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4">
            <text:p>88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87">
            <text:p>138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5">
            <text:p>88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13">
            <text:p>61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6">
            <text:p>88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099">
            <text:p>10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7">
            <text:p>88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53">
            <text:p>4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8">
            <text:p>88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204">
            <text:p>120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89">
            <text:p>88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785">
            <text:p>78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0">
            <text:p>89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40">
            <text:p>10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1">
            <text:p>89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78">
            <text:p>127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2">
            <text:p>8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38">
            <text:p>153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3">
            <text:p>8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22">
            <text:p>14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4">
            <text:p>89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03">
            <text:p>50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5">
            <text:p>89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494">
            <text:p>149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6">
            <text:p>89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11">
            <text:p>91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7">
            <text:p>89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42">
            <text:p>8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8">
            <text:p>89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96">
            <text:p>5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899">
            <text:p>89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835">
            <text:p>8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08">
            <text:p>11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1">
            <text:p>90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883">
            <text:p>8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2">
            <text:p>90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64">
            <text:p>5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3">
            <text:p>90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53">
            <text:p>14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4">
            <text:p>90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09">
            <text:p>70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5">
            <text:p>90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08">
            <text:p>80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6">
            <text:p>90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22">
            <text:p>7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7">
            <text:p>90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63">
            <text:p>6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8">
            <text:p>90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512">
            <text:p>15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09">
            <text:p>90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71">
            <text:p>11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0">
            <text:p>91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153">
            <text:p>115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1">
            <text:p>91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16">
            <text:p>41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2">
            <text:p>91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206">
            <text:p>12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3">
            <text:p>91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301">
            <text:p>30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4">
            <text:p>91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43">
            <text:p>9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5">
            <text:p>91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299">
            <text:p>2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6">
            <text:p>91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67">
            <text:p>3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7">
            <text:p>91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95">
            <text:p>49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8">
            <text:p>91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06">
            <text:p>70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19">
            <text:p>91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934">
            <text:p>93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0">
            <text:p>92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196">
            <text:p>119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1">
            <text:p>92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72">
            <text:p>11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2">
            <text:p>92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3">
            <text:p>92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784">
            <text:p>7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4">
            <text:p>92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5">
            <text:p>92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482">
            <text:p>14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6">
            <text:p>92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82">
            <text:p>7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7">
            <text:p>92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080">
            <text:p>10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8">
            <text:p>92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15">
            <text:p>9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29">
            <text:p>92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35">
            <text:p>4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0">
            <text:p>93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490">
            <text:p>4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1">
            <text:p>93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12">
            <text:p>51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2">
            <text:p>93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97">
            <text:p>2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3">
            <text:p>93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19">
            <text:p>8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4">
            <text:p>93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666">
            <text:p>66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5">
            <text:p>93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86">
            <text:p>11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6">
            <text:p>93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40">
            <text:p>74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7">
            <text:p>93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35">
            <text:p>93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8">
            <text:p>93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543">
            <text:p>54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39">
            <text:p>93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697">
            <text:p>69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0">
            <text:p>94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51">
            <text:p>125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1">
            <text:p>94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677">
            <text:p>67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2">
            <text:p>94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20">
            <text:p>92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3">
            <text:p>94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299">
            <text:p>12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4">
            <text:p>94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727">
            <text:p>7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5">
            <text:p>94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568">
            <text:p>5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6">
            <text:p>94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137">
            <text:p>113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7">
            <text:p>94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64">
            <text:p>156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8">
            <text:p>94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842">
            <text:p>84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49">
            <text:p>94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92">
            <text:p>139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0">
            <text:p>95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029">
            <text:p>10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1">
            <text:p>95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500">
            <text:p>150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2">
            <text:p>95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998">
            <text:p>99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3">
            <text:p>95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76">
            <text:p>57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4">
            <text:p>95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67">
            <text:p>46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5">
            <text:p>95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99">
            <text:p>13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6">
            <text:p>95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81">
            <text:p>12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7">
            <text:p>95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70">
            <text:p>10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8">
            <text:p>95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79">
            <text:p>5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59">
            <text:p>95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044">
            <text:p>104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0">
            <text:p>96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269">
            <text:p>26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1">
            <text:p>961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514">
            <text:p>51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2">
            <text:p>96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615">
            <text:p>6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3">
            <text:p>96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182">
            <text:p>118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4">
            <text:p>96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24">
            <text:p>92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5">
            <text:p>965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762">
            <text:p>76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6">
            <text:p>96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99">
            <text:p>12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7">
            <text:p>96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71">
            <text:p>37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8">
            <text:p>96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622">
            <text:p>62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69">
            <text:p>96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81">
            <text:p>148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0">
            <text:p>97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47">
            <text:p>54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1">
            <text:p>97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273">
            <text:p>12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2">
            <text:p>97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499">
            <text:p>149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3">
            <text:p>97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354">
            <text:p>3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4">
            <text:p>97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472">
            <text:p>47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5">
            <text:p>97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83">
            <text:p>5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973">
            <text:p>97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7">
            <text:p>97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1419">
            <text:p>141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8">
            <text:p>978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monolog</text:p>
          </table:table-cell>
          <table:table-cell table:style-name="ce3" office:value-type="float" office:value="763">
            <text:p>76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79">
            <text:p>97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80">
            <text:p>98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0">
            <text:p>980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15">
            <text:p>13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1">
            <text:p>98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383">
            <text:p>1383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2">
            <text:p>982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1415">
            <text:p>141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3">
            <text:p>983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monolog</text:p>
          </table:table-cell>
          <table:table-cell table:style-name="ce3" office:value-type="float" office:value="390">
            <text:p>39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4">
            <text:p>984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829">
            <text:p>82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5">
            <text:p>98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1388">
            <text:p>138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6">
            <text:p>986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686">
            <text:p>6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7">
            <text:p>987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986">
            <text:p>98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8">
            <text:p>98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470">
            <text:p>147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89">
            <text:p>989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54">
            <text:p>55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0">
            <text:p>99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479">
            <text:p>479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1">
            <text:p>991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1327">
            <text:p>1327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846">
            <text:p>846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3">
            <text:p>993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202">
            <text:p>1202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4">
            <text:p>994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945">
            <text:p>94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5">
            <text:p>995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550">
            <text:p>550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6">
            <text:p>996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silence</text:p>
          </table:table-cell>
          <table:table-cell table:style-name="ce3" office:value-type="string">
            <text:p>dialog</text:p>
          </table:table-cell>
          <table:table-cell table:style-name="ce3" office:value-type="float" office:value="751">
            <text:p>75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7">
            <text:p>997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dialog</text:p>
          </table:table-cell>
          <table:table-cell table:style-name="ce3" office:value-type="float" office:value="1005">
            <text:p>1005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8">
            <text:p>998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m</text:p>
          </table:table-cell>
          <table:table-cell table:style-name="ce3" office:value-type="string">
            <text:p>monolog</text:p>
          </table:table-cell>
          <table:table-cell table:style-name="ce3" office:value-type="float" office:value="568">
            <text:p>568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999">
            <text:p>999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984">
            <text:p>984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uh</text:p>
          </table:table-cell>
          <table:table-cell table:style-name="ce3" office:value-type="string">
            <text:p>dialog</text:p>
          </table:table-cell>
          <table:table-cell table:style-name="ce3" office:value-type="float" office:value="1521">
            <text:p>1521</text:p>
          </table:table-cell>
          <table:table-cell table:style-name="ce3" table:number-columns-repeated="241"/>
          <table:table-cell table:style-name="ce5" table:number-columns-repeated="10"/>
        </table:table-row>
        <table:table-row table:style-name="ro1" table:number-rows-repeated="64535">
          <table:table-cell table:style-name="ce2"/>
          <table:table-cell table:style-name="ce3" table:number-columns-repeated="245"/>
          <table:table-cell table:style-name="ce5" table:number-columns-repeated="1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03_2_3_anscombe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247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x3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y1</text:p>
          </table:table-cell>
          <table:table-cell table:style-name="ce1" office:value-type="string">
            <text:p>y2</text:p>
          </table:table-cell>
          <table:table-cell table:style-name="ce1" office:value-type="string">
            <text:p>y3</text:p>
          </table:table-cell>
          <table:table-cell table:style-name="ce1" office:value-type="string">
            <text:p>y4</text:p>
          </table:table-cell>
          <table:table-cell table:style-name="ce2"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.26">
            <text:p>4.26</text:p>
          </table:table-cell>
          <table:table-cell table:style-name="ce3" office:value-type="float" office:value="3.1">
            <text:p>3.1</text:p>
          </table:table-cell>
          <table:table-cell table:style-name="ce3" office:value-type="float" office:value="5.39">
            <text:p>5.39</text:p>
          </table:table-cell>
          <table:table-cell table:style-name="ce3" office:value-type="float" office:value="12.5">
            <text:p>12.5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.68">
            <text:p>5.68</text:p>
          </table:table-cell>
          <table:table-cell table:style-name="ce3" office:value-type="float" office:value="4.74">
            <text:p>4.74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6.89">
            <text:p>6.89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.24">
            <text:p>7.24</text:p>
          </table:table-cell>
          <table:table-cell table:style-name="ce3" office:value-type="float" office:value="6.13">
            <text:p>6.13</text:p>
          </table:table-cell>
          <table:table-cell table:style-name="ce3" office:value-type="float" office:value="6.08">
            <text:p>6.08</text:p>
          </table:table-cell>
          <table:table-cell table:style-name="ce3" office:value-type="float" office:value="5.25">
            <text:p>5.25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.82">
            <text:p>4.82</text:p>
          </table:table-cell>
          <table:table-cell table:style-name="ce3" office:value-type="float" office:value="7.26">
            <text:p>7.26</text:p>
          </table:table-cell>
          <table:table-cell table:style-name="ce3" office:value-type="float" office:value="6.42">
            <text:p>6.42</text:p>
          </table:table-cell>
          <table:table-cell table:style-name="ce3" office:value-type="float" office:value="7.91">
            <text:p>7.91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.95">
            <text:p>6.95</text:p>
          </table:table-cell>
          <table:table-cell table:style-name="ce3" office:value-type="float" office:value="8.14">
            <text:p>8.14</text:p>
          </table:table-cell>
          <table:table-cell table:style-name="ce3" office:value-type="float" office:value="6.77">
            <text:p>6.77</text:p>
          </table:table-cell>
          <table:table-cell table:style-name="ce3" office:value-type="float" office:value="5.76">
            <text:p>5.76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81">
            <text:p>8.81</text:p>
          </table:table-cell>
          <table:table-cell table:style-name="ce3" office:value-type="float" office:value="8.77">
            <text:p>8.77</text:p>
          </table:table-cell>
          <table:table-cell table:style-name="ce3" office:value-type="float" office:value="7.11">
            <text:p>7.11</text:p>
          </table:table-cell>
          <table:table-cell table:style-name="ce3" office:value-type="float" office:value="8.84">
            <text:p>8.84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04">
            <text:p>8.04</text:p>
          </table:table-cell>
          <table:table-cell table:style-name="ce3" office:value-type="float" office:value="9.14">
            <text:p>9.14</text:p>
          </table:table-cell>
          <table:table-cell table:style-name="ce3" office:value-type="float" office:value="7.46">
            <text:p>7.46</text:p>
          </table:table-cell>
          <table:table-cell table:style-name="ce3" office:value-type="float" office:value="6.58">
            <text:p>6.58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.33">
            <text:p>8.33</text:p>
          </table:table-cell>
          <table:table-cell table:style-name="ce3" office:value-type="float" office:value="9.26">
            <text:p>9.26</text:p>
          </table:table-cell>
          <table:table-cell table:style-name="ce3" office:value-type="float" office:value="7.81">
            <text:p>7.81</text:p>
          </table:table-cell>
          <table:table-cell table:style-name="ce3" office:value-type="float" office:value="8.47">
            <text:p>8.47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.84">
            <text:p>10.84</text:p>
          </table:table-cell>
          <table:table-cell table:style-name="ce3" office:value-type="float" office:value="9.13">
            <text:p>9.13</text:p>
          </table:table-cell>
          <table:table-cell table:style-name="ce3" office:value-type="float" office:value="8.15">
            <text:p>8.15</text:p>
          </table:table-cell>
          <table:table-cell table:style-name="ce3" office:value-type="float" office:value="5.56">
            <text:p>5.56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.58">
            <text:p>7.58</text:p>
          </table:table-cell>
          <table:table-cell table:style-name="ce3" office:value-type="float" office:value="8.74">
            <text:p>8.74</text:p>
          </table:table-cell>
          <table:table-cell table:style-name="ce3" office:value-type="float" office:value="12.74">
            <text:p>12.74</text:p>
          </table:table-cell>
          <table:table-cell table:style-name="ce3" office:value-type="float" office:value="7.71">
            <text:p>7.71</text:p>
          </table:table-cell>
          <table:table-cell table:style-name="ce3" table:number-columns-repeated="24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.96">
            <text:p>9.96</text:p>
          </table:table-cell>
          <table:table-cell table:style-name="ce3" office:value-type="float" office:value="8.1">
            <text:p>8.1</text:p>
          </table:table-cell>
          <table:table-cell table:style-name="ce3" office:value-type="float" office:value="8.84">
            <text:p>8.84</text:p>
          </table:table-cell>
          <table:table-cell table:style-name="ce3" office:value-type="float" office:value="7.04">
            <text:p>7.04</text:p>
          </table:table-cell>
          <table:table-cell table:style-name="ce3" table:number-columns-repeated="247"/>
        </table:table-row>
        <table:table-row table:style-name="ro1" table:number-rows-repeated="65524">
          <table:table-cell table:style-name="ce2"/>
          <table:table-cell table:style-name="ce3" table:number-columns-repeated="255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03_2_3_reactiontime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MS_LEARNER</text:p>
          </table:table-cell>
          <table:table-cell table:style-name="ce4" table:number-columns-repeated="252"/>
          <table:table-cell table:style-name="ce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33">
            <text:p>233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13">
            <text:p>213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21">
            <text:p>221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6">
            <text:p>206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23">
            <text:p>123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6">
            <text:p>176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95">
            <text:p>195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07">
            <text:p>207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2">
            <text:p>172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00">
            <text:p>200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5">
            <text:p>205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77">
            <text:p>177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56">
            <text:p>256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13">
            <text:p>213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56">
            <text:p>256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88">
            <text:p>188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5">
            <text:p>195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66">
            <text:p>166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83">
            <text:p>183</text:p>
          </table:table-cell>
          <table:table-cell table:style-name="ce5" table:number-columns-repeated="25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0">
            <text:p>210</text:p>
          </table:table-cell>
          <table:table-cell table:style-name="ce5" table:number-columns-repeated="253"/>
        </table:table-row>
        <table:table-row table:style-name="ro1" table:number-rows-repeated="65515">
          <table:table-cell table:style-name="ce4"/>
          <table:table-cell table:style-name="ce5" table:number-columns-repeated="255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03_1_uhm.A1:03_1_uhm.E1001">
          <table:sort>
            <table:sort-by table:field-number="4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03_2_3_anscombe.D6:03_2_3_anscombe.D12" table:buttons="" table:grand-total="none">
          <table:data-pilot-grand-total table:display="false" table:orientation="row"/>
          <table:data-pilot-grand-total table:display="false" table:orientation="column"/>
          <table:source-cell-range table:cell-range-address="03_2_3_anscombe.C1:03_2_3_anscombe.C65536"/>
          <table:data-pilot-field table:source-field-name="VPC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PC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Narrow" svg:font-family="'Arial Narrow'"/>
    <style:font-face style:name="Calibri" svg:font-family="Calibri" style:font-family-generic="swiss"/>
    <style:font-face style:name="Cambria" svg:font-family="Cambri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€ </number:text>
    </number:number-style>
    <number:number-style style:name="N152P1" style:volatile="true">
      <number:text>-</number:text>
      <number:number number:decimal-places="0" number:min-integer-digits="1" number:grouping="true"/>
      <number:text> € </number:text>
    </number:number-style>
    <number:number-style style:name="N152P2" style:volatile="true">
      <number:text> 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number:min-integer-digits="1" number:grouping="true"/>
      <number:text>    </number:text>
    </number:number-style>
    <number:number-style style:name="N156P2" style:volatile="true">
      <number:text> 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integer-digits="1" number:grouping="true"/>
      <number:text> € </number:text>
    </number:number-style>
    <number:number-style style:name="N160P2" style:volatile="true">
      <number:text> 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kr </number:text>
      <number:number number:decimal-places="0" number:min-integer-digits="1" number:grouping="true"/>
      <number:text> </number:text>
    </number:number-style>
    <number:number-style style:name="N166">
      <number:text>(kr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kr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kr </number:text>
      <number:number number:decimal-places="2" number:min-integer-digits="1" number:grouping="true"/>
      <number:text> </number:text>
    </number:number-style>
    <number:number-style style:name="N169">
      <number:text>(kr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kr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kr </number:text>
      <number:number number:decimal-places="0" number:min-integer-digits="1" number:grouping="true"/>
      <number:text> </number:text>
    </number:number-style>
    <number:number-style style:name="N174P1" style:volatile="true">
      <number:text> kr (</number:text>
      <number:number number:decimal-places="0" number:min-integer-digits="1" number:grouping="true"/>
      <number:text>)</number:text>
    </number:number-style>
    <number:number-style style:name="N174P2" style:volatile="true">
      <number:text> kr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kr </number:text>
      <number:number number:decimal-places="2" number:min-integer-digits="1" number:grouping="true"/>
      <number:text> </number:text>
    </number:number-style>
    <number:number-style style:name="N178P1" style:volatile="true">
      <number:text> kr (</number:text>
      <number:number number:decimal-places="2" number:min-integer-digits="1" number:grouping="true"/>
      <number:text>)</number:text>
    </number:number-style>
    <number:number-style style:name="N178P2" style:volatile="true">
      <number:text> kr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DM</number:text>
    </number:number-style>
    <number:number-style style:name="N180">
      <number:text>-</number:text>
      <number:number number: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DM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DM</number:text>
    </number:number-style>
    <number:number-style style:name="N183">
      <number:text>-</number:text>
      <number:number number: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DM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DM </number:text>
    </number:number-style>
    <number:number-style style:name="N188P1" style:volatile="true">
      <number:text>-</number:text>
      <number:number number:decimal-places="0" number:min-integer-digits="1" number:grouping="true"/>
      <number:text> DM </number:text>
    </number:number-style>
    <number:number-style style:name="N188P2" style:volatile="true">
      <number:text> - DM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DM </number:text>
    </number:number-style>
    <number:number-style style:name="N196P1" style:volatile="true">
      <number:text>-</number:text>
      <number:number number:decimal-places="2" number:min-integer-digits="1" number:grouping="true"/>
      <number:text> DM </number:text>
    </number:number-style>
    <number:number-style style:name="N196P2" style:volatile="true">
      <number:text> -</number:text>
      <number:number number:decimal-places="0" number:min-integer-digits="0"/>
      <number:text>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   </number:text>
    </number:number-style>
    <number:number-style style:name="N200P1" style:volatile="true">
      <number:text>-</number:text>
      <number:number number:decimal-places="2" number:min-integer-digits="1" number:grouping="true"/>
      <number:text>       </number:text>
    </number:number-style>
    <number:number-style style:name="N200P2" style:volatile="true">
      <number:text> -</number:text>
      <number:number number:decimal-places="0" number:min-integer-digits="0"/>
      <number:text>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8" number:min-integer-digits="1"/>
    </number:number-style>
    <number:number-style style:name="N210">
      <number:number number:decimal-places="7" number:min-integer-digits="1"/>
    </number:number-style>
    <number:number-style style:name="N211">
      <number:number number:decimal-places="6" number:min-integer-digits="1"/>
    </number:number-style>
    <number:number-style style:name="N212">
      <number:number number:decimal-places="5" number:min-integer-digits="1"/>
    </number:number-style>
    <number:number-style style:name="N213">
      <number:number number:decimal-places="4" number:min-integer-digits="1"/>
    </number:number-style>
    <number:number-style style:name="N214">
      <number:number number:decimal-places="3" number:min-integer-digits="1"/>
    </number:number-style>
    <number:number-style style:name="N215">
      <number:number number:decimal-places="1" number:min-integer-digits="1"/>
    </number:number-style>
    <number:number-style style:name="N216">
      <number:scientific-number number:decimal-places="1" number:min-integer-digits="3" number:min-exponent-digits="1"/>
    </number:number-style>
    <number:percentage-style style:name="N217">
      <number:number number:decimal-places="1" number:min-integer-digits="1"/>
      <number:text>%</number:text>
    </number:percentage-style>
    <number:number-style style:name="N219P0" style:volatile="true">
      <number:text>Ja</number:text>
    </number:number-style>
    <number:number-style style:name="N219P1" style:volatile="true">
      <number:text>Ja</number:text>
    </number:number-style>
    <number:number-style style:name="N219">
      <number:text>Nein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Wahr</number:text>
    </number:number-style>
    <number:number-style style:name="N221P1" style:volatile="true">
      <number:text>Wahr</number:text>
    </number:number-style>
    <number:number-style style:name="N221">
      <number:text>Falsch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Ein</number:text>
    </number:number-style>
    <number:number-style style:name="N223P1" style:volatile="true">
      <number:text>Ein</number:text>
    </number:number-style>
    <number:number-style style:name="N223">
      <number:text>Aus</number:text>
      <style:map style:condition="value()&gt;0" style:apply-style-name="N223P0"/>
      <style:map style:condition="value()&lt;0" style:apply-style-name="N223P1"/>
    </number:number-style>
    <number:number-style style:name="N224">
      <number:number number:decimal-places="3" number:min-integer-digits="1" number:grouping="true"/>
    </number:number-style>
    <number:number-style style:name="N225">
      <number:number number:decimal-places="9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9pt" style:font-size-asian="9pt" style:font-name-complex="Arial1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5in" fo:page-height="8.2673in" style:num-format="1" style:print-orientation="landscape" fo:margin-top="0.3154in" fo:margin-bottom="0.3154in" fo:margin-left="0.3937in" fo:margin-right="0.3937in" style:first-page-number="continue" style:scale-to="100%" style:writing-mode="lr-tb" style:print="charts drawings grid objects zero-values"/>
      <style:header-style>
        <style:header-footer-properties fo:min-height="0.2957in" fo:margin-left="0.3543in" fo:margin-right="0.3543in" fo:margin-bottom="0.1508in"/>
      </style:header-style>
      <style:footer-style>
        <style:header-footer-properties fo:min-height="0.2957in" fo:margin-left="0.3543in" fo:margin-right="0.3543in" fo:margin-top="0.150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23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_20_für_20_raw_20_data_5f_allg" style:display-name="PageStyle_Stats für raw data_all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4">
      <style:header>
        <text:p><text:span text:style-name="MT1"><text:file-name text:display="name-and-extension">???</text:file-name></text:span><text:span text:style-name="MT1">: </text:span><text:span text:style-name="MT1"><text:sheet-name>???</text:sheet-name></text:span></text:p>
      </style:header>
      <style:header-left style:display="false">
        <text:p><text:span text:style-name="MT1"><text:file-name text:display="name-and-extension">???</text:file-name></text:span><text:span text:style-name="MT1">: </text:span><text:span text:style-name="MT1"><text:sheet-name>???</text:sheet-name></text:span></text:p>
      </style:header-left>
      <style:footer>
        <style:region-left>
          <text:p><text:span text:style-name="MT1"><text:date style:data-style-name="N2" text:date-value="2009-11-17">11/17/2009</text:date></text:span><text:span text:style-name="MT1">: </text:span><text:span text:style-name="MT1"><text:time>23:19:33</text:time>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date style:data-style-name="N2" text:date-value="2009-11-17">11/17/2009</text:date></text:span><text:span text:style-name="MT1">: </text:span><text:span text:style-name="MT1"><text:time>23:19:33</text:time>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tefan Th. Gries</meta:initial-creator>
    <meta:creation-date>2008-01-21T21:50:05</meta:creation-date>
    <dc:creator>Stefan Gries</dc:creator>
    <dc:date>2009-11-17T23:19:33</dc:date>
    <meta:editing-cycles>5</meta:editing-cycles>
    <meta:editing-duration>PT00H13M26S</meta:editing-duration>
    <meta:document-statistic meta:table-count="3" meta:cell-count="5176" meta:object-count="0"/>
    <meta:user-defined meta:name="Affiliation">University of California, Santa Barbara</meta:user-defined>
    <meta:user-defined meta:name="Author">Stefan Th. Gries</meta:user-defined>
    <meta:user-defined meta:name="Info 3"/>
    <meta:user-defined meta:name="Info 4"/>
  </office:meta>
</office:document-meta>
</file>